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417a" officeooo:paragraph-rsid="0000417a"/>
    </style:style>
    <style:style style:name="P2" style:family="paragraph" style:parent-style-name="Standard">
      <style:text-properties officeooo:rsid="0001ff54" officeooo:paragraph-rsid="0001ff54"/>
    </style:style>
    <style:style style:name="P3" style:family="paragraph" style:parent-style-name="Standard">
      <style:text-properties officeooo:paragraph-rsid="0000417a"/>
    </style:style>
    <style:style style:name="P4" style:family="paragraph" style:parent-style-name="Standard">
      <style:text-properties officeooo:rsid="0006cde2" officeooo:paragraph-rsid="0006cde2"/>
    </style:style>
    <style:style style:name="T1" style:family="text">
      <style:text-properties officeooo:rsid="0000417a"/>
    </style:style>
    <style:style style:name="T2" style:family="text">
      <style:text-properties officeooo:rsid="0000fb57"/>
    </style:style>
    <style:style style:name="T3" style:family="text">
      <style:text-properties officeooo:rsid="00031f8c"/>
    </style:style>
    <style:style style:name="T4" style:family="text">
      <style:text-properties officeooo:rsid="00033081"/>
    </style:style>
    <style:style style:name="T5" style:family="text">
      <style:text-properties officeooo:rsid="0003d119"/>
    </style:style>
    <style:style style:name="T6" style:family="text">
      <style:text-properties fo:font-weight="bold" officeooo:rsid="00031f8c" style:font-weight-asian="bold" style:font-weight-complex="bold"/>
    </style:style>
    <style:style style:name="T7" style:family="text">
      <style:text-properties fo:font-weight="bold" officeooo:rsid="0003d11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m 01.08.2023</text:p>
      <text:p text:style-name="P2">1. Korrektur der Adresse für <text:span text:style-name="T3">das </text:span>Lidarregister</text:p>
      <text:p text:style-name="P1"/>
      <text:p text:style-name="P3"><text:span text:style-name="T1">Um die Auflösung zu erweitern wird die Länge des Lidarregisters von 180 auf 360 Bytes vergröß</text:span><text:span text:style-name="T2">ert. </text:span><text:span text:style-name="T3">Die Adresse </text:span><text:span text:style-name="T6">0x15</text:span><text:span text:style-name="T3"> passt damit nicht mehr, da die Daten des Lidars den Registerbereich von </text:span>Führungs-größen der Antriebsregelung <text:span text:style-name="T3">und Stellgrößen der Antriebsregelung überlapp</text:span><text:span text:style-name="T4">en. </text:span><text:span text:style-name="T5">Aus diesem Grund wird die neue Adresse, nämlich </text:span><text:span text:style-name="T7">0x203</text:span><text:span text:style-name="T5"> ausgewähl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1T10:13:46.431000000</meta:creation-date>
    <dc:date>2023-08-01T10:21:11.194000000</dc:date>
    <meta:editing-duration>PT7M21S</meta:editing-duration>
    <meta:editing-cycles>8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3" meta:word-count="58" meta:character-count="396" meta:non-whitespace-character-count="341"/>
  </office:meta>
</office:document-meta>
</file>